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-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center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  <style:text-properties style:font-name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9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10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11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12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13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14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15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16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17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18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19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20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21" style:parent-style-name="Standard" style:family="paragraph">
      <style:paragraph-properties fo:text-align="justify" fo:margin-top="0.277in" fo:margin-bottom="0.277in" fo:line-height="200%"/>
      <style:text-properties style:font-name="Arial"/>
    </style:style>
    <style:style style:name="P22" style:parent-style-name="Standard" style:family="paragraph">
      <style:paragraph-properties fo:text-align="justify" fo:margin-top="0.277in" fo:margin-bottom="0.277in" fo:line-height="200%"/>
    </style:style>
    <style:style style:name="T23" style:parent-style-name="Fuentedepárrafopredeter." style:family="text">
      <style:text-properties style:font-name="Arial"/>
    </style:style>
  </office:automatic-styles>
  <office:body>
    <office:text text:use-soft-page-breaks="true">
      <text:p text:style-name="P1"/>
      <text:p text:style-name="P2">CUESTIONARIO NODEJS</text:p>
      <text:p text:style-name="P3"/>
      <text:p text:style-name="P4">RODRIGO ECHARREN</text:p>
      <text:p text:style-name="P5"/>
      <text:p text:style-name="P6"/>
      <text:p text:style-name="P7"/>
      <text:list text:style-name="LFO1" text:continue-numbering="true">
        <text:list-item>
          <text:p text:style-name="P8">Nombre al menos 3 diferencias de<text:s/>JavaScript del lado del Navegador y del lado del Servidor con Node.js.</text:p>
        </text:list-item>
      </text:list>
      <text:list text:style-name="LFO2" text:continue-numbering="true">
        <text:list-item>
          <text:p text:style-name="P9">Del lado del navegador cualquier<text:s/>usuario tiene acceso al código, algo que del lado del servidor no ocurre.</text:p>
        </text:list-item>
        <text:list-item>
          <text:p text:style-name="P10">Con node podemos acceder a opciones de nuestra computadora, como por ejemplo<text:s/>crear directorios, etc. Algo que del lado del cliente estamos limitados a lo que el navegador nos permita.</text:p>
        </text:list-item>
        <text:list-item>
          <text:p text:style-name="P11">Del lado del servidor tenemos la posibilidad de persistir información en la base de datos, algo que del lado del navegador no.</text:p>
        </text:list-item>
      </text:list>
      <text:list text:style-name="LFO1" text:continue-numbering="true">
        <text:list-item>
          <text:p text:style-name="P12">Defina con sus palabras que es Nodejs.</text:p>
        </text:list-item>
      </text:list>
      <text:p text:style-name="P13">NodeJs es un entorno de ejecución<text:s/>para poder escribir código<text:s/>del lado del servidor con Javascript.<text:s/>Es asíncrono y orientado a eventos, es decir que la ejecución de un proceso no afecta la de otro<text:s/>y se encuentra a la escucha de algún evento o llamado al backend.</text:p>
      <text:list text:style-name="LFO1" text:continue-numbering="true">
        <text:list-item>
          <text:p text:style-name="P14"><text:s/>¿Cual es la diferencia entre desarrollo “front-end” y “back-end”?</text:p>
        </text:list-item>
      </text:list>
      <text:p text:style-name="P15">El desarrollo frontend es código que se ejecuta del lado del cliente por medio de, por ejemplo, un navegador como Google Chrome. Y el desarrollo backend es código que<text:s/><text:soft-page-break/>corre del lado del servidor, se comunica con la base de datos y no es posible para un usuario común visualizarlo por medio de un navegador.</text:p>
      <text:list text:style-name="LFO1" text:continue-numbering="true">
        <text:list-item>
          <text:p text:style-name="P16">¿Cual es la importancia y alcance que tienen los Objetos Globales de Nodejs?</text:p>
        </text:list-item>
      </text:list>
      <text:p text:style-name="P17">Los objetos globales<text:s/>son los que vienen de forma nativa, no necesitan de un modulo externo o librería. El alcance es global, es decir que puede ser utilizado por cualquier proceso o subproceso que lo requiera.</text:p>
      <text:list text:style-name="LFO1" text:continue-numbering="true">
        <text:list-item>
          <text:p text:style-name="P18">De los Objetos Globales vistos en clase (_filename, _dirname, setTimeout, setInterval, process, module y require) explique 3 de ellos brevemente.</text:p>
        </text:list-item>
      </text:list>
      <text:p text:style-name="P19">_filename: devuelve la ruta<text:s/>y el nombre del archivo .js que estamos ejecutando, si esto lo ponemos en un ‘console.log()’ podemos verlo por consola.</text:p>
      <text:p text:style-name="P20">__dirname: devuelve la ruta de la carpeta o directorio que contiene el archivo .js que estamos ejecutando.</text:p>
      <text:p text:style-name="P21">setTimeout: es una funcion que recibe dos parámetros, el primero es una funcion que se va a ejecutar luego de transcurridos los milisegundos expresados en el segundo parámetro. Ej. setTimeout(funcion1,2000), significa que “funcion1” se ejecutará luego de transcurridos 2 segundos (o 2000 ms).</text:p>
      <text:p text:style-name="P22"><text:span text:style-name="T2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-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dry</meta:initial-creator>
    <dc:creator>rodrybersuit@gmail.com</dc:creator>
    <meta:creation-date>2022-10-06T09:26:00Z</meta:creation-date>
    <dc:date>2022-10-06T15:49:00Z</dc:date>
    <meta:template xlink:href="Normal" xlink:type="simple"/>
    <meta:editing-cycles>4</meta:editing-cycles>
    <meta:editing-duration>PT7620S</meta:editing-duration>
    <meta:document-statistic meta:page-count="2" meta:paragraph-count="4" meta:word-count="341" meta:character-count="2218" meta:row-count="15" meta:non-whitespace-character-count="1881"/>
  </office:meta>
</office:document-meta>
</file>